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972f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2" style:family="graphic" style:parent-style-name="standard">
      <style:graphic-properties svg:stroke-color="#000000" draw:fill-color="#b7b3ca" draw:textarea-horizontal-align="justify" draw:textarea-vertical-align="middle" draw:auto-grow-height="false" fo:min-height="1.952cm" fo:min-width="2.33cm"/>
      <style:paragraph-properties style:writing-mode="lr-tb"/>
    </style:style>
    <style:style style:name="gr3" style:family="graphic" style:parent-style-name="standard">
      <style:graphic-properties svg:stroke-color="#069a2e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4" style:family="graphic" style:parent-style-name="standard">
      <style:graphic-properties svg:stroke-color="#000000" draw:fill-color="#ec9ba4" draw:textarea-horizontal-align="justify" draw:textarea-vertical-align="middle" draw:auto-grow-height="false" fo:min-height="1.952cm" fo:min-width="2.016cm"/>
      <style:paragraph-properties style:writing-mode="lr-tb"/>
    </style:style>
    <style:style style:name="gr5" style:family="graphic" style:parent-style-name="standard">
      <style:graphic-properties svg:stroke-color="#ff5429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color="#000000" draw:fill-color="#b7b3ca" draw:textarea-horizontal-align="justify" draw:textarea-vertical-align="middle" draw:auto-grow-height="false" fo:min-height="1.322cm" fo:min-width="1.388cm"/>
      <style:paragraph-properties style:writing-mode="lr-tb"/>
    </style:style>
    <style:style style:name="gr12" style:family="graphic" style:parent-style-name="standard">
      <style:graphic-properties svg:stroke-color="#069a2e"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13" style:family="graphic" style:parent-style-name="standard">
      <style:graphic-properties svg:stroke-color="#000000" draw:fill-color="#ec9ba4" draw:textarea-horizontal-align="justify" draw:textarea-vertical-align="middle" draw:auto-grow-height="false" fo:min-height="1.638cm" fo:min-width="2.016cm"/>
      <style:paragraph-properties style:writing-mode="lr-tb"/>
    </style:style>
    <style:style style:name="gr14" style:family="graphic" style:parent-style-name="objectwithoutfill">
      <style:graphic-properties svg:stroke-color="#333333" draw:marker-end="Arrowheads_20_2" draw:marker-end-width="0.3cm" draw:fill="none" draw:textarea-vertical-align="middle"/>
    </style:style>
    <style:style style:name="gr15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d7d7" draw:textarea-horizontal-align="justify" draw:textarea-vertical-align="middle" draw:auto-grow-height="false" fo:min-height="1.164cm" fo:min-width="1.976cm"/>
      <style:paragraph-properties style:writing-mode="lr-tb"/>
    </style:style>
    <style:style style:name="gr21" style:family="graphic" style:parent-style-name="objectwithoutfill">
      <style:graphic-properties svg:stroke-color="#333333" draw:marker-end="Arrowheads_20_8" draw:marker-end-width="0.3cm" draw:fill="none" draw:textarea-vertical-align="middle"/>
    </style:style>
    <style:style style:name="gr22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333333" draw:marker-end="Arrowheads_20_11" draw:marker-end-width="0.3cm" draw:fill="none" draw:textarea-vertical-align="middle"/>
    </style:style>
    <style:style style:name="gr24" style:family="graphic" style:parent-style-name="standard">
      <style:graphic-properties svg:stroke-color="#333333" draw:fill-color="#ffb66c" draw:textarea-horizontal-align="justify" draw:textarea-vertical-align="middle" draw:auto-grow-height="false" fo:min-height="4.714cm" fo:min-width="5.464cm"/>
    </style:style>
    <style:style style:name="gr25" style:family="graphic" style:parent-style-name="standard">
      <style:graphic-properties svg:stroke-color="#000000" draw:fill-color="#b7b3ca" draw:opacity="29%" draw:textarea-horizontal-align="justify" draw:textarea-vertical-align="middle" draw:auto-grow-height="false" fo:min-height="1.322cm" fo:min-width="1.45cm"/>
      <style:paragraph-properties style:writing-mode="lr-tb"/>
    </style:style>
    <style:style style:name="gr26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1.322cm" fo:min-width="1.388cm"/>
      <style:paragraph-properties style:writing-mode="lr-tb"/>
    </style:style>
    <style:style style:name="gr27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28" style:family="graphic" style:parent-style-name="objectwithoutfill">
      <style:graphic-properties svg:stroke-color="#333333" draw:marker-end="Arrowheads_20_13" draw:marker-end-width="0.3cm" draw:fill="none" draw:textarea-vertical-align="middle"/>
    </style:style>
    <style:style style:name="gr29" style:family="graphic" style:parent-style-name="standard">
      <style:graphic-properties svg:stroke-color="#333333" draw:fill-color="#afd095" draw:textarea-horizontal-align="justify" draw:textarea-vertical-align="middle" draw:auto-grow-height="false" fo:min-height="3.86cm" fo:min-width="3.11cm"/>
    </style:style>
    <style:style style:name="gr30" style:family="graphic" style:parent-style-name="standard">
      <style:graphic-properties svg:stroke-color="#069a2e" draw:fill-color="#ffffff" draw:opacity="43%" draw:textarea-horizontal-align="justify" draw:textarea-vertical-align="middle" draw:auto-grow-height="false" fo:min-height="1.25cm" fo:min-width="2.5cm"/>
      <style:paragraph-properties style:writing-mode="lr-tb"/>
    </style:style>
    <style:style style:name="gr31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25cm" fo:min-width="2.5cm"/>
      <style:paragraph-properties style:writing-mode="lr-tb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standard">
      <style:graphic-properties svg:stroke-color="#ff0000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37" style:family="graphic" style:parent-style-name="objectwithoutfill">
      <style:graphic-properties svg:stroke-color="#ff972f" draw:marker-end="Arrowheads_20_4" draw:marker-end-width="0.3cm" draw:fill="none" draw:textarea-vertical-align="middle"/>
    </style:style>
    <style:style style:name="gr38" style:family="graphic" style:parent-style-name="objectwithoutfill">
      <style:graphic-properties svg:stroke-color="#158466" draw:marker-end="Arrowheads_20_5" draw:marker-end-width="0.3cm" draw:fill="none" draw:textarea-vertical-align="middle"/>
    </style:style>
    <style:style style:name="gr39" style:family="graphic" style:parent-style-name="objectwithoutfill">
      <style:graphic-properties svg:stroke-color="#158466" draw:marker-end="Arrowheads_20_6" draw:marker-end-width="0.3cm" draw:fill="none" draw:textarea-vertical-align="middle"/>
    </style:style>
    <style:style style:name="gr40" style:family="graphic" style:parent-style-name="objectwithoutfill">
      <style:graphic-properties svg:stroke-color="#158466" draw:marker-end="Arrowheads_20_7" draw:marker-end-width="0.3cm" draw:fill="none" draw:textarea-vertical-align="middle"/>
    </style:style>
    <style:style style:name="gr41" style:family="graphic" style:parent-style-name="objectwithoutfill">
      <style:graphic-properties svg:stroke-color="#ff972f" draw:marker-end="Arrowheads_20_8" draw:marker-end-width="0.3cm" draw:fill="none" draw:textarea-vertical-align="middle"/>
    </style:style>
    <style:style style:name="gr42" style:family="graphic" style:parent-style-name="objectwithoutfill">
      <style:graphic-properties svg:stroke-color="#ff972f" draw:marker-end="Arrowheads_20_10" draw:marker-end-width="0.3cm" draw:fill="none" draw:textarea-vertical-align="middle"/>
    </style:style>
    <style:style style:name="gr43" style:family="graphic" style:parent-style-name="objectwithoutfill">
      <style:graphic-properties svg:stroke-color="#ff972f" draw:marker-end="Arrowheads_20_11" draw:marker-end-width="0.3cm" draw:fill="none" draw:textarea-vertical-align="middle"/>
    </style:style>
    <style:style style:name="gr44" style:family="graphic" style:parent-style-name="standard">
      <style:graphic-properties svg:stroke-color="#333333" draw:fill-color="#ffb66c" draw:textarea-horizontal-align="justify" draw:textarea-vertical-align="middle" draw:auto-grow-height="false" fo:min-height="6.079cm" fo:min-width="7.803cm"/>
    </style:style>
    <style:style style:name="gr45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0.929cm" fo:min-width="0.968cm"/>
      <style:paragraph-properties style:writing-mode="lr-tb"/>
    </style:style>
    <style:style style:name="gr46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75cm" fo:min-width="3cm"/>
      <style:paragraph-properties style:writing-mode="lr-tb"/>
    </style:style>
    <style:style style:name="gr47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9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50" style:family="graphic" style:parent-style-name="objectwithoutfill">
      <style:graphic-properties svg:stroke-color="#ff972f" draw:marker-end="Puntas_20_de_20_flecha_20_16" draw:marker-end-width="0.3cm" draw:fill="none" draw:textarea-vertical-align="middle"/>
    </style:style>
    <style:style style:name="gr51" style:family="graphic" style:parent-style-name="objectwithoutfill">
      <style:graphic-properties svg:stroke-color="#158466" draw:marker-end="Puntas_20_de_20_flecha_20_17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53" style:family="graphic" style:parent-style-name="objectwithoutfill">
      <style:graphic-properties svg:stroke-color="#158466" draw:marker-end="Puntas_20_de_20_flecha_20_22" draw:marker-end-width="0.3cm" draw:fill="none" draw:textarea-vertical-align="middle"/>
    </style:style>
    <style:style style:name="gr54" style:family="graphic" style:parent-style-name="objectwithoutfill">
      <style:graphic-properties svg:stroke-color="#158466" draw:marker-end="Arrowheads_20_12" draw:marker-end-width="0.3cm" draw:fill="none" draw:textarea-vertical-align="middle"/>
    </style:style>
    <style:style style:name="gr55" style:family="graphic" style:parent-style-name="objectwithoutfill">
      <style:graphic-properties svg:stroke-color="#ff972f" draw:marker-end="Arrowheads_20_13" draw:marker-end-width="0.3cm" draw:fill="none" draw:textarea-vertical-align="middle"/>
    </style:style>
    <style:style style:name="gr56" style:family="graphic" style:parent-style-name="objectwithoutfill">
      <style:graphic-properties svg:stroke-color="#ff3838" draw:marker-end="Arrowheads_20_16" draw:marker-end-width="0.3cm" draw:fill="none" draw:textarea-vertical-align="middle"/>
    </style:style>
    <style:style style:name="gr57" style:family="graphic" style:parent-style-name="objectwithoutfill">
      <style:graphic-properties svg:stroke-color="#ff3838" draw:marker-end="Arrowheads_20_17" draw:marker-end-width="0.3cm" draw:fill="none" draw:textarea-vertical-align="middle"/>
    </style:style>
    <style:style style:name="gr58" style:family="graphic" style:parent-style-name="objectwithoutfill">
      <style:graphic-properties svg:stroke-color="#158466" draw:marker-end="Puntas_20_de_20_flecha_20_21" draw:marker-end-width="0.3cm" draw:fill="none" draw:textarea-vertical-align="middle"/>
    </style:style>
    <style:style style:name="gr59" style:family="graphic" style:parent-style-name="standard">
      <style:graphic-properties svg:stroke-color="#333333" draw:fill-color="#ffffff" draw:textarea-horizontal-align="justify" draw:textarea-vertical-align="middle" draw:auto-grow-height="false" fo:min-height="1.75cm" fo:min-width="3cm"/>
      <style:paragraph-properties style:writing-mode="lr-tb"/>
    </style:style>
    <style:style style:name="gr60" style:family="graphic" style:parent-style-name="standard">
      <style:graphic-properties svg:stroke-color="#158466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61" style:family="graphic" style:parent-style-name="standard">
      <style:graphic-properties svg:stroke-color="#784b04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62" style:family="graphic" style:parent-style-name="objectwithoutfill">
      <style:graphic-properties svg:stroke-color="#333333" draw:marker-end="Puntas_20_de_20_flecha_20_23" draw:marker-end-width="0.3cm" draw:fill="none" draw:textarea-vertical-align="middle"/>
    </style:style>
    <style:style style:name="gr63" style:family="graphic" style:parent-style-name="objectwithoutfill">
      <style:graphic-properties svg:stroke-color="#333333" draw:marker-end="Puntas_20_de_20_flecha_20_24" draw:marker-end-width="0.3cm" draw:fill="none" draw:textarea-vertical-align="middle"/>
    </style:style>
    <style:style style:name="gr64" style:family="graphic" style:parent-style-name="objectwithoutfill">
      <style:graphic-properties svg:stroke-color="#333333" draw:marker-end="Puntas_20_de_20_flecha_20_25" draw:marker-end-width="0.3cm" draw:fill="none" draw:textarea-vertical-align="middle"/>
    </style:style>
    <style:style style:name="gr65" style:family="graphic" style:parent-style-name="objectwithoutfill">
      <style:graphic-properties svg:stroke-color="#333333" draw:marker-end="Puntas_20_de_20_flecha_20_26" draw:marker-end-width="0.3cm" draw:fill="none" draw:textarea-vertical-align="middle"/>
    </style:style>
    <style:style style:name="gr66" style:family="graphic" style:parent-style-name="standard">
      <style:graphic-properties svg:stroke-color="#ff972f" draw:fill="none" draw:textarea-vertical-align="middle" draw:auto-grow-height="false" fo:min-height="3.542cm" fo:min-width="0.222cm" fo:wrap-option="wrap"/>
    </style:style>
    <style:style style:name="gr67" style:family="graphic" style:parent-style-name="objectwithoutfill">
      <style:graphic-properties svg:stroke-color="#333333" draw:marker-end="Puntas_20_de_20_flecha_20_27" draw:marker-end-width="0.3cm" draw:fill="none" draw:textarea-vertical-align="middle"/>
    </style:style>
    <style:style style:name="gr68" style:family="graphic" style:parent-style-name="objectwithoutfill">
      <style:graphic-properties svg:stroke-color="#333333" draw:marker-end="Puntas_20_de_20_flecha_20_28" draw:marker-end-width="0.3cm" draw:fill="none" draw:textarea-vertical-align="middle"/>
    </style:style>
    <style:style style:name="gr69" style:family="graphic" style:parent-style-name="standard">
      <style:graphic-properties svg:stroke-color="#ff972f" draw:fill="none" draw:textarea-vertical-align="middle" draw:auto-grow-height="false" fo:min-height="5.912cm" fo:min-width="0cm" fo:wrap-option="wrap"/>
    </style:style>
    <style:style style:name="gr70" style:family="graphic" style:parent-style-name="standard">
      <style:graphic-properties svg:stroke-color="#ff3838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71" style:family="graphic" style:parent-style-name="objectwithoutfill">
      <style:graphic-properties svg:stroke-color="#333333" draw:marker-end="Puntas_20_de_20_flecha_20_29" draw:marker-end-width="0.3cm" draw:fill="none" draw:textarea-vertical-align="middle"/>
    </style:style>
    <style:style style:name="gr72" style:family="graphic" style:parent-style-name="standard">
      <style:graphic-properties svg:stroke-color="#2a6099" draw:fill-color="#ffffff" draw:textarea-horizontal-align="justify" draw:textarea-vertical-align="middle" draw:auto-grow-height="false" fo:min-height="1.152cm" fo:min-width="1.462cm"/>
      <style:paragraph-properties style:writing-mode="lr-tb"/>
    </style:style>
    <style:style style:name="gr73" style:family="graphic" style:parent-style-name="standard">
      <style:graphic-properties svg:stroke-color="#00a933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74" style:family="graphic" style:parent-style-name="objectwithoutfill">
      <style:graphic-properties svg:stroke-color="#333333" draw:marker-end="Puntas_20_de_20_flecha_20_30" draw:marker-end-width="0.3cm" draw:fill="none" draw:textarea-vertical-align="middle"/>
    </style:style>
    <style:style style:name="gr75" style:family="graphic" style:parent-style-name="objectwithoutfill">
      <style:graphic-properties svg:stroke-color="#333333" draw:marker-end="Puntas_20_de_20_flecha_20_31" draw:marker-end-width="0.3cm" draw:fill="none" draw:textarea-vertical-align="middle"/>
    </style:style>
    <style:style style:name="gr76" style:family="graphic" style:parent-style-name="standard">
      <style:graphic-properties svg:stroke-color="#333333" draw:fill-color="#ffb66c" draw:textarea-horizontal-align="justify" draw:textarea-vertical-align="middle" draw:auto-grow-height="false" fo:min-height="7.136cm" fo:min-width="15.692cm"/>
    </style:style>
    <style:style style:name="gr77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1.177cm" fo:min-width="1.168cm"/>
      <style:paragraph-properties style:writing-mode="lr-tb"/>
    </style:style>
    <style:style style:name="gr78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cm" fo:min-width="2.106cm"/>
      <style:paragraph-properties style:writing-mode="lr-tb"/>
    </style:style>
    <style:style style:name="gr79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62cm" fo:min-width="2.451cm"/>
      <style:paragraph-properties style:writing-mode="lr-tb"/>
    </style:style>
    <style:style style:name="gr80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77cm" fo:min-width="2.15cm"/>
      <style:paragraph-properties style:writing-mode="lr-tb"/>
    </style:style>
    <style:style style:name="gr81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62cm" fo:min-width="2.963cm"/>
      <style:paragraph-properties style:writing-mode="lr-tb"/>
    </style:style>
    <style:style style:name="pr1" style:family="presentation" style:parent-style-name="Blue_5f_Curve-title">
      <style:graphic-properties draw:auto-grow-height="true" fo:min-height="2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3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b7b3ca"/>
      <style:paragraph-properties fo:text-align="center" style:writing-mode="lr-tb"/>
    </style:style>
    <style:style style:name="P5" style:family="paragraph">
      <loext:graphic-properties draw:fill-color="#ec9ba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b7b3ca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d7d7"/>
      <style:paragraph-properties fo:text-align="center" style:writing-mode="lr-tb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b7b3ca" draw:opacity="29%"/>
      <style:paragraph-properties fo:text-align="center" style:writing-mode="lr-tb"/>
    </style:style>
    <style:style style:name="P16" style:family="paragraph">
      <loext:graphic-properties draw:fill-color="#b7b3ca" draw:opacity="43%"/>
      <style:paragraph-properties fo:text-align="center" style:writing-mode="lr-tb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-color="#ffffff" draw:opacity="43%"/>
      <style:paragraph-properties fo:text-align="center" style:writing-mode="lr-tb"/>
    </style:style>
    <style:style style:name="P19" style:family="paragraph">
      <loext:graphic-properties draw:fill-color="#ffffff" draw:opacity="47%"/>
      <style:paragraph-properties fo:text-align="center" style:writing-mode="lr-tb"/>
    </style:style>
    <style:style style:name="P2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2.5cm" svg:x="0cm" svg:y="-0.5cm" presentation:class="title" presentation:user-transformed="true">
          <draw:text-box>
            <text:p>ONTOGENIX V-0.1.0</text:p>
          </draw:text-box>
        </draw:frame>
        <draw:custom-shape draw:style-name="gr1" draw:text-style-name="P3" xml:id="id1" draw:id="id1" draw:layer="layout" svg:width="2.5cm" svg:height="1.5cm" svg:x="2.5cm" svg:y="6.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3.5cm" svg:x="6.5cm" svg:y="5.5cm">
          <text:p text:style-name="P2">ONTO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3" draw:id="id3" draw:layer="layout" svg:width="3cm" svg:height="1.5cm" svg:x="12.5cm" svg:y="6.5cm">
          <text:p text:style-name="P2">TURTL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3.5cm" svg:x="17.5cm" svg:y="5.5cm">
          <text:p text:style-name="P2">MERMAID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5" draw:id="id5" draw:layer="layout" svg:width="3cm" svg:height="1.5cm" svg:x="23cm" svg:y="6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cm" svg:y1="7.25cm" svg:x2="6.5cm" svg:y2="7.25cm" draw:start-shape="id1" draw:start-glue-point="1" draw:end-shape="id2" draw:end-glue-point="5" svg:d="M5000 7250h1500" svg:viewBox="0 0 1501 1">
          <text:p/>
        </draw:connector>
        <draw:connector draw:style-name="gr7" draw:text-style-name="P7" draw:layer="layout" draw:type="line" svg:x1="11cm" svg:y1="7.25cm" svg:x2="12.5cm" svg:y2="7.25cm" draw:start-shape="id2" draw:start-glue-point="7" draw:end-shape="id3" draw:end-glue-point="3" svg:d="M11000 7250h1500" svg:viewBox="0 0 1501 1">
          <text:p/>
        </draw:connector>
        <draw:connector draw:style-name="gr6" draw:text-style-name="P6" draw:layer="layout" svg:x1="15.5cm" svg:y1="7.25cm" svg:x2="17.5cm" svg:y2="7.25cm" draw:start-shape="id3" draw:start-glue-point="1" draw:end-shape="id4" draw:end-glue-point="5" svg:d="M15500 7250h2000" svg:viewBox="0 0 2001 1">
          <text:p/>
        </draw:connector>
        <draw:connector draw:style-name="gr8" draw:text-style-name="P7" draw:layer="layout" svg:x1="21.5cm" svg:y1="7.25cm" svg:x2="23cm" svg:y2="7.25cm" draw:start-shape="id4" draw:start-glue-point="7" draw:end-shape="id5" draw:end-glue-point="3" svg:d="M21500 7250h1500" svg:viewBox="0 0 1501 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5cm" svg:height="3cm" svg:x="0cm" svg:y="0cm" presentation:class="title" presentation:user-transformed="true">
          <draw:text-box>
            <text:p>ONTOGENIX V 0.1.1</text:p>
          </draw:text-box>
        </draw:frame>
        <draw:custom-shape draw:style-name="gr10" draw:text-style-name="P9" xml:id="id10" draw:id="id10" draw:layer="layout" svg:width="2cm" svg:height="2cm" svg:x="0.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11" draw:id="id11" draw:layer="layout" svg:width="2.5cm" svg:height="1.5cm" svg:x="2.5cm" svg:y="2.7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3cm" svg:height="2.5cm" svg:x="8.5cm" svg:y="8.5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7" draw:id="id7" draw:layer="layout" svg:width="4cm" svg:height="2cm" svg:x="8cm" svg:y="13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4cm" svg:height="3cm" svg:x="23.5cm" svg:y="3.5cm">
          <text:p text:style-name="P2">MERMAI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9" draw:id="id9" draw:layer="layout" svg:width="3cm" svg:height="1.5cm" svg:x="24cm" svg:y="0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10cm" svg:y1="11cm" svg:x2="10cm" svg:y2="13cm" draw:start-shape="id6" draw:start-glue-point="6" draw:end-shape="id7" draw:end-glue-point="0" svg:d="M10000 11000v2000" svg:viewBox="0 0 1 2001">
          <text:p/>
        </draw:connector>
        <draw:connector draw:style-name="gr15" draw:text-style-name="P7" draw:layer="layout" svg:x1="25.5cm" svg:y1="3.5cm" svg:x2="25.5cm" svg:y2="2cm" draw:start-shape="id8" draw:start-glue-point="4" draw:end-shape="id9" draw:end-glue-point="2" svg:d="M25500 3500v-1500" svg:viewBox="0 0 1 1501">
          <text:p/>
        </draw:connector>
        <draw:connector draw:style-name="gr16" draw:text-style-name="P7" draw:layer="layout" svg:x1="1.5cm" svg:y1="7cm" svg:x2="2.5cm" svg:y2="3.5cm" draw:start-shape="id10" draw:start-glue-point="4" draw:end-shape="id11" draw:end-glue-point="3" svg:d="M1500 7000v-3500h1000" svg:viewBox="0 0 1001 3501">
          <text:p/>
        </draw:connector>
        <draw:connector draw:style-name="gr17" draw:text-style-name="P7" draw:layer="layout" svg:x1="2.5cm" svg:y1="8cm" svg:x2="4.5cm" svg:y2="9.75cm" draw:start-shape="id10" draw:start-glue-point="10" draw:end-shape="id12" draw:end-glue-point="3" svg:d="M2500 8000h1001v1750h999" svg:viewBox="0 0 2001 1751">
          <text:p/>
        </draw:connector>
        <draw:connector draw:style-name="gr18" draw:text-style-name="P7" draw:layer="layout" svg:x1="8cm" svg:y1="14cm" svg:x2="1.5cm" svg:y2="9cm" draw:start-shape="id7" draw:start-glue-point="3" draw:end-shape="id10" draw:end-glue-point="8" svg:d="M8000 14000h-6500v-5000" svg:viewBox="0 0 6501 5001">
          <text:p/>
        </draw:connector>
        <draw:custom-shape draw:style-name="gr3" draw:text-style-name="P3" xml:id="id12" draw:id="id12" draw:layer="layout" svg:width="3cm" svg:height="1.5cm" svg:x="4.5cm" svg:y="9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7.5cm" svg:y1="9.75cm" svg:x2="8.5cm" svg:y2="9.75cm" draw:start-shape="id12" draw:start-glue-point="1" draw:end-shape="id6" draw:end-glue-point="5" svg:d="M7500 9750h1000" svg:viewBox="0 0 1001 1">
          <text:p/>
        </draw:connector>
        <draw:custom-shape draw:style-name="gr20" draw:text-style-name="P13" xml:id="id13" draw:id="id13" draw:layer="layout" svg:width="3.5cm" svg:height="2cm" svg:x="6.5cm" svg:y="2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5cm" svg:y1="3.5cm" svg:x2="6.5cm" svg:y2="3.5cm" draw:start-shape="id11" draw:start-glue-point="1" draw:end-shape="id13" draw:end-glue-point="6" svg:d="M5000 3500h1500" svg:viewBox="0 0 1501 1">
          <text:p/>
        </draw:connector>
        <draw:custom-shape draw:style-name="gr1" draw:text-style-name="P3" xml:id="id14" draw:id="id14" draw:layer="layout" svg:width="2.5cm" svg:height="1.5cm" svg:x="11cm" svg:y="4.5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svg:x1="10cm" svg:y1="3.5cm" svg:x2="12.25cm" svg:y2="4.5cm" draw:start-shape="id13" draw:start-glue-point="10" draw:end-shape="id14" draw:end-glue-point="0" svg:d="M10000 3500h2250v1000" svg:viewBox="0 0 2251 1001">
          <text:p/>
        </draw:connector>
        <draw:connector draw:style-name="gr23" draw:text-style-name="P7" draw:layer="layout" svg:x1="12.25cm" svg:y1="6cm" svg:x2="10cm" svg:y2="8.5cm" draw:start-shape="id14" draw:start-glue-point="2" draw:end-shape="id6" draw:end-glue-point="4" svg:d="M12250 6000v1250h-2250v1250" svg:viewBox="0 0 2251 2501">
          <text:p/>
        </draw:connector>
        <draw:g xml:id="id17" draw:id="id17">
          <draw:custom-shape draw:style-name="gr24" draw:text-style-name="P14" xml:id="id15" draw:id="id15" draw:layer="layout" svg:width="6.5cm" svg:height="5.5cm" svg:x="14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3.1cm" svg:height="2.5cm" svg:x="16.9cm" svg:y="8cm">
            <text:p text:style-name="P2">CODE</text:p>
            <text:p text:style-name="P2">GEN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6" draw:text-style-name="P16" draw:layer="layout" svg:width="3cm" svg:height="2.5cm" svg:x="14.5cm" svg:y="9.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27" draw:text-style-name="P7" draw:layer="layout" svg:x1="12cm" svg:y1="14cm" svg:x2="17.25cm" svg:y2="12.5cm" draw:start-shape="id7" draw:start-glue-point="1" draw:end-shape="id15" draw:end-glue-point="2" svg:d="M12000 14000h5250v-1500" svg:viewBox="0 0 5251 1501">
          <text:p/>
        </draw:connector>
        <draw:connector draw:style-name="gr28" draw:text-style-name="P7" draw:layer="layout" svg:x1="13.5cm" svg:y1="5.25cm" svg:x2="17.25cm" svg:y2="7cm" draw:start-shape="id14" draw:start-glue-point="1" draw:end-shape="id15" draw:end-glue-point="0" svg:d="M13500 5250h3750v1750" svg:viewBox="0 0 3751 1751">
          <text:p/>
        </draw:connector>
        <draw:g xml:id="id16" draw:id="id16">
          <draw:custom-shape draw:style-name="gr29" draw:text-style-name="P17" draw:layer="layout" svg:width="4cm" svg:height="4.5cm" svg:x="22.5cm" svg:y="8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3cm" svg:height="1.5cm" svg:x="23cm" svg:y="9cm">
            <text:p text:style-name="P2">CODE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3cm" svg:height="1.5cm" svg:x="23cm" svg:y="11cm">
            <text:p text:style-name="P2">TUR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2" draw:text-style-name="P7" draw:layer="layout" svg:x1="24.5cm" svg:y1="8.5cm" svg:x2="25.5cm" svg:y2="6.5cm" draw:start-shape="id16" draw:start-glue-point="0" draw:end-shape="id8" draw:end-glue-point="6" svg:d="M24500 8500v-999h1000v-1001" svg:viewBox="0 0 1001 2001">
          <text:p/>
        </draw:connector>
        <draw:connector draw:style-name="gr28" draw:text-style-name="P7" draw:layer="layout" svg:x1="20.5cm" svg:y1="9.75cm" svg:x2="22.5cm" svg:y2="10.75cm" draw:start-shape="id17" draw:start-glue-point="1" draw:end-shape="id16" draw:end-glue-point="3" svg:d="M20500 9750h1001v1000h999" svg:viewBox="0 0 2001 1001">
          <text:p/>
        </draw:connector>
        <draw:custom-shape draw:style-name="gr33" draw:text-style-name="P3" xml:id="id18" draw:id="id18" draw:layer="layout" svg:width="2.5cm" svg:height="1.5cm" svg:x="2.5cm" svg:y="4.5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svg:x1="1.5cm" svg:y1="7cm" svg:x2="2.5cm" svg:y2="5.25cm" draw:start-shape="id10" draw:start-glue-point="4" draw:end-shape="id18" draw:end-glue-point="3" svg:d="M1500 7000v-1750h1000" svg:viewBox="0 0 1001 1751">
          <text:p/>
        </draw:connector>
        <draw:connector draw:style-name="gr35" draw:text-style-name="P7" draw:layer="layout" svg:x1="5cm" svg:y1="5.25cm" svg:x2="10cm" svg:y2="8.5cm" draw:start-shape="id18" draw:start-glue-point="1" draw:end-shape="id6" draw:end-glue-point="4" svg:d="M5000 5250h5000v3250" svg:viewBox="0 0 5001 325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3cm" svg:x="0.013cm" svg:y="0.013cm" presentation:class="title" presentation:user-transformed="true">
          <draw:text-box>
            <text:p>ONTOGENIX V 0.1.2</text:p>
          </draw:text-box>
        </draw:frame>
        <draw:custom-shape draw:style-name="gr10" draw:text-style-name="P9" xml:id="id23" draw:id="id23" draw:layer="layout" svg:width="2cm" svg:height="2cm" svg:x="0.513cm" svg:y="7.0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24" draw:id="id24" draw:layer="layout" svg:width="2.5cm" svg:height="1.5cm" svg:x="2.513cm" svg:y="2.763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9" draw:id="id19" draw:layer="layout" svg:width="3cm" svg:height="2.5cm" svg:x="8cm" svg:y="9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20" draw:id="id20" draw:layer="layout" svg:width="4cm" svg:height="2cm" svg:x="7.5cm" svg:y="12.5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21" draw:id="id21" draw:layer="layout" svg:width="4cm" svg:height="3cm" svg:x="23.513cm" svg:y="3.513cm">
          <text:p text:style-name="P2">Mapp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22" draw:id="id22" draw:layer="layout" svg:width="3cm" svg:height="1.5cm" svg:x="24.013cm" svg:y="0.513cm">
          <text:p text:style-name="P2">RML</text:p>
          <text:p text:style-name="P2">MAPPING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9.5cm" svg:y1="11.5cm" svg:x2="9.5cm" svg:y2="12.5cm" draw:start-shape="id19" draw:start-glue-point="6" draw:end-shape="id20" draw:end-glue-point="0" svg:d="M9500 11500v1000" svg:viewBox="0 0 1 1001">
          <text:p/>
        </draw:connector>
        <draw:connector draw:style-name="gr15" draw:text-style-name="P7" draw:layer="layout" svg:x1="25.513cm" svg:y1="3.513cm" svg:x2="25.513cm" svg:y2="2.013cm" draw:start-shape="id21" draw:start-glue-point="4" draw:end-shape="id22" draw:end-glue-point="2" svg:d="M25513 3513v-1500" svg:viewBox="0 0 1 1501">
          <text:p/>
        </draw:connector>
        <draw:connector draw:style-name="gr37" draw:text-style-name="P7" draw:layer="layout" svg:x1="1.513cm" svg:y1="7.013cm" svg:x2="2.513cm" svg:y2="3.513cm" draw:start-shape="id23" draw:start-glue-point="4" draw:end-shape="id24" draw:end-glue-point="3" svg:d="M1513 7013v-3500h1000" svg:viewBox="0 0 1001 3501">
          <text:p/>
        </draw:connector>
        <draw:connector draw:style-name="gr38" draw:text-style-name="P7" draw:layer="layout" svg:x1="2.513cm" svg:y1="8.013cm" svg:x2="3.525cm" svg:y2="9.25cm" draw:start-shape="id23" draw:start-glue-point="10" draw:end-shape="id25" draw:end-glue-point="3" svg:d="M2513 8013h507v1237h505" svg:viewBox="0 0 1013 1238">
          <text:p/>
        </draw:connector>
        <draw:connector draw:style-name="gr39" draw:text-style-name="P7" draw:layer="layout" svg:x1="7.5cm" svg:y1="13.5cm" svg:x2="1.513cm" svg:y2="9.013cm" draw:start-shape="id20" draw:start-glue-point="3" draw:end-shape="id23" draw:end-glue-point="8" svg:d="M7500 13500h-5987v-4487" svg:viewBox="0 0 5988 4488">
          <text:p/>
        </draw:connector>
        <draw:custom-shape draw:style-name="gr3" draw:text-style-name="P3" xml:id="id25" draw:id="id25" draw:layer="layout" svg:width="3cm" svg:height="1.5cm" svg:x="3.525cm" svg:y="8.5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40" draw:text-style-name="P7" draw:layer="layout" svg:x1="6.525cm" svg:y1="9.25cm" svg:x2="8cm" svg:y2="10.25cm" draw:start-shape="id25" draw:start-glue-point="1" draw:end-shape="id19" draw:end-glue-point="5" svg:d="M6525 9250h738v1000h737" svg:viewBox="0 0 1476 1001">
          <text:p/>
        </draw:connector>
        <draw:custom-shape draw:style-name="gr20" draw:text-style-name="P13" xml:id="id26" draw:id="id26" draw:layer="layout" svg:width="3.5cm" svg:height="2cm" svg:x="6.513cm" svg:y="2.513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7" draw:layer="layout" svg:x1="5.013cm" svg:y1="3.513cm" svg:x2="6.513cm" svg:y2="3.513cm" draw:start-shape="id24" draw:start-glue-point="1" draw:end-shape="id26" draw:end-glue-point="6" svg:d="M5013 3513h1500" svg:viewBox="0 0 1501 1">
          <text:p/>
        </draw:connector>
        <draw:custom-shape draw:style-name="gr1" draw:text-style-name="P3" xml:id="id27" draw:id="id27" draw:layer="layout" svg:width="2.5cm" svg:height="1.5cm" svg:x="11.013cm" svg:y="4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svg:x1="10.013cm" svg:y1="3.513cm" svg:x2="12.263cm" svg:y2="4cm" draw:start-shape="id26" draw:start-glue-point="10" draw:end-shape="id27" draw:end-glue-point="0" svg:d="M10013 3513h2250v487" svg:viewBox="0 0 2251 488">
          <text:p/>
        </draw:connector>
        <draw:connector draw:style-name="gr43" draw:text-style-name="P7" draw:layer="layout" svg:x1="12.263cm" svg:y1="5.5cm" svg:x2="9.5cm" svg:y2="9cm" draw:start-shape="id27" draw:start-glue-point="2" draw:end-shape="id19" draw:end-glue-point="4" svg:d="M12263 5500v1750h-2763v1750" svg:viewBox="0 0 2764 3501">
          <text:p/>
        </draw:connector>
        <draw:g xml:id="id34" draw:id="id34">
          <draw:custom-shape draw:style-name="gr44" draw:text-style-name="P14" xml:id="id32" draw:id="id32" draw:layer="layout" svg:width="8.987cm" svg:height="7.013cm" svg:x="14.013cm" svg:y="5.6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xml:id="id28" draw:id="id28" draw:layer="layout" svg:width="2.334cm" svg:height="1.875cm" svg:x="14.5cm" svg:y="10.24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1" draw:text-style-name="P19" xml:id="id29" draw:id="id29" draw:layer="layout" svg:width="3cm" svg:height="1.5cm" svg:x="17.5cm" svg:y="9.411cm">
            <text:p text:style-name="P2">TURTL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xml:id="id30" draw:id="id30" draw:layer="layout" svg:width="3cm" svg:height="1.5cm" svg:x="19.5cm" svg:y="6.411cm">
            <text:p text:style-name="P2">examp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xml:id="id31" draw:id="id31" draw:layer="layout" svg:width="3.5cm" svg:height="2cm" svg:x="14.5cm" svg:y="6.911cm">
            <text:p text:style-name="P2">Insights</text:p>
            <text:p text:style-name="P2">turtle’’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7" draw:layer="layout" draw:type="curve" svg:x1="16.834cm" svg:y1="11.183cm" svg:x2="17.5cm" svg:y2="10.161cm" draw:start-shape="id28" draw:start-glue-point="7" draw:end-shape="id29" draw:end-glue-point="3" svg:d="M16834 11183c501 0 168-1022 666-1022" svg:viewBox="0 0 667 1023">
            <text:p/>
          </draw:connector>
          <draw:connector draw:style-name="gr48" draw:text-style-name="P7" draw:layer="layout" draw:type="curve" svg:x1="19cm" svg:y1="9.411cm" svg:x2="21cm" svg:y2="7.911cm" draw:start-shape="id29" draw:start-glue-point="0" draw:end-shape="id30" svg:d="M19000 9411c0-1125 2000-375 2000-1500" svg:viewBox="0 0 2001 1501">
            <text:p/>
          </draw:connector>
          <draw:connector draw:style-name="gr49" draw:text-style-name="P7" draw:layer="layout" draw:type="curve" svg:x1="19.5cm" svg:y1="7.161cm" svg:x2="18cm" svg:y2="7.911cm" draw:start-shape="id30" draw:start-glue-point="3" draw:end-shape="id31" draw:end-glue-point="1" svg:d="M19500 7161c-1125 0-375 750-1500 750" svg:viewBox="0 0 1501 751">
            <text:p/>
          </draw:connector>
          <draw:connector draw:style-name="gr50" draw:text-style-name="P7" draw:layer="layout" draw:type="curve" svg:x1="18.506cm" svg:y1="5.645cm" svg:x2="21cm" svg:y2="6.411cm" draw:start-shape="id32" draw:start-glue-point="0" draw:end-shape="id30" draw:end-glue-point="0" svg:d="M18506 5645c0-789 2494-1172 2494 766" svg:viewBox="0 0 2495 1412">
            <text:p/>
          </draw:connector>
          <draw:connector draw:style-name="gr51" draw:text-style-name="P7" draw:layer="layout" draw:type="curve" draw:line-skew="-0.037cm" svg:x1="18.506cm" svg:y1="12.658cm" svg:x2="21cm" svg:y2="7.911cm" draw:start-shape="id32" draw:start-glue-point="2" draw:end-shape="id30" draw:end-glue-point="2" svg:d="M18506 12658c0 732 2494 3105 2494-4747" svg:viewBox="0 0 2495 5660">
            <text:p/>
          </draw:connector>
          <draw:connector draw:style-name="gr52" draw:text-style-name="P7" draw:layer="layout" draw:type="curve" svg:x1="16.25cm" svg:y1="8.911cm" svg:x2="15.667cm" svg:y2="10.245cm" draw:start-shape="id31" draw:start-glue-point="2" draw:end-shape="id28" draw:end-glue-point="4" svg:d="M16250 8911c0 1000-583 334-583 1334" svg:viewBox="0 0 584 1335">
            <text:p/>
          </draw:connector>
          <draw:connector draw:style-name="gr53" draw:text-style-name="P7" draw:layer="layout" draw:type="curve" svg:x1="14.5cm" svg:y1="7.911cm" svg:x2="14.013cm" svg:y2="9.151cm" draw:start-shape="id31" draw:start-glue-point="3" draw:end-shape="id32" draw:end-glue-point="3" svg:d="M14500 7911c-1519 0-1276 1240-487 1240" svg:viewBox="0 0 1112 1241">
            <text:p/>
          </draw:connector>
        </draw:g>
        <draw:connector draw:style-name="gr54" draw:text-style-name="P7" draw:layer="layout" svg:x1="11.5cm" svg:y1="13.5cm" svg:x2="18.506cm" svg:y2="12.658cm" draw:start-shape="id20" draw:start-glue-point="1" draw:end-shape="id32" draw:end-glue-point="2" svg:d="M11500 13500h7006v-842" svg:viewBox="0 0 7007 843">
          <text:p/>
        </draw:connector>
        <draw:connector draw:style-name="gr55" draw:text-style-name="P7" draw:layer="layout" svg:x1="13.513cm" svg:y1="4.75cm" svg:x2="18.506cm" svg:y2="5.645cm" draw:start-shape="id27" draw:start-glue-point="1" draw:end-shape="id32" draw:end-glue-point="0" svg:d="M13513 4750h4993v895" svg:viewBox="0 0 4994 896">
          <text:p/>
        </draw:connector>
        <draw:connector draw:style-name="gr32" draw:text-style-name="P7" draw:layer="layout" svg:x1="25.5cm" svg:y1="10cm" svg:x2="25.513cm" svg:y2="6.513cm" draw:start-shape="id33" draw:start-glue-point="0" draw:end-shape="id21" draw:end-glue-point="6" svg:d="M25500 10000v-1743h13v-1744" svg:viewBox="0 0 14 3488">
          <text:p/>
        </draw:connector>
        <draw:connector draw:style-name="gr28" draw:text-style-name="P7" draw:layer="layout" svg:x1="23cm" svg:y1="9.285cm" svg:x2="24cm" svg:y2="10.75cm" draw:start-shape="id34" draw:start-glue-point="1" draw:end-shape="id33" draw:end-glue-point="3" svg:d="M23000 9285h500v1465h500" svg:viewBox="0 0 1001 1466">
          <text:p/>
        </draw:connector>
        <draw:custom-shape draw:style-name="gr33" draw:text-style-name="P3" xml:id="id35" draw:id="id35" draw:layer="layout" svg:width="2.5cm" svg:height="1.5cm" svg:x="2.513cm" svg:y="4.513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1.513cm" svg:y1="7.013cm" svg:x2="2.513cm" svg:y2="5.263cm" draw:start-shape="id23" draw:start-glue-point="4" draw:end-shape="id35" draw:end-glue-point="3" svg:d="M1513 7013v-1750h1000" svg:viewBox="0 0 1001 1751">
          <text:p/>
        </draw:connector>
        <draw:connector draw:style-name="gr57" draw:text-style-name="P7" draw:layer="layout" svg:x1="5.013cm" svg:y1="5.263cm" svg:x2="9.5cm" svg:y2="9cm" draw:start-shape="id35" draw:start-glue-point="1" draw:end-shape="id19" draw:end-glue-point="4" svg:d="M5013 5263h4487v3737" svg:viewBox="0 0 4488 3738">
          <text:p/>
        </draw:connector>
        <draw:custom-shape draw:style-name="gr31" draw:text-style-name="P19" xml:id="id33" draw:id="id33" draw:layer="layout" svg:width="3cm" svg:height="1.5cm" svg:x="24cm" svg:y="10cm">
          <text:p text:style-name="P2">TUR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7" draw:layer="layout" svg:x1="13.389cm" svg:y1="9.285cm" svg:x2="11cm" svg:y2="10.25cm" draw:start-shape="id34" draw:start-glue-point="3" draw:end-shape="id19" draw:end-glue-point="7" svg:d="M13389 9285h-1222v965h-1167" svg:viewBox="0 0 2390 966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emanticoAI</text:p>
          </draw:text-box>
        </draw:frame>
        <draw:custom-shape draw:style-name="gr11" draw:text-style-name="P11" xml:id="id42" draw:id="id42" draw:layer="layout" svg:width="3cm" svg:height="2.5cm" svg:x="8cm" svg:y="5cm">
          <text:p text:style-name="P10"><text:span text:style-name="T1">owl2dic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9" draw:text-style-name="P9" xml:id="id36" draw:id="id36" draw:layer="layout" svg:width="3.5cm" svg:height="2cm" svg:x="2cm" svg:y="3cm">
          <text:p text:style-name="P6">rdf/xml </text:p>
          <text:p text:style-name="P6">ontology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4cm" svg:height="1.5cm" svg:x="15.4cm" svg:y="2.5cm">
          <text:p text:style-name="P6">Dictionary:1</text:p>
          <draw:enhanced-geometry svg:viewBox="0 0 21600 21600" draw:type="rectangle" draw:enhanced-path="M 0 0 L 21600 0 21600 21600 0 21600 0 0 Z N"/>
        </draw:custom-shape>
        <draw:custom-shape draw:style-name="gr20" draw:text-style-name="P13" xml:id="id37" draw:id="id37" draw:layer="layout" svg:width="3.5cm" svg:height="2cm" svg:x="2cm" svg:y="6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9" xml:id="id38" draw:id="id38" draw:layer="layout" svg:width="2.5cm" svg:height="1.5cm" svg:x="0.5cm" svg:y="11.5cm">
          <text:p text:style-name="P6">chunk1</text:p>
          <draw:enhanced-geometry svg:viewBox="0 0 21600 21600" draw:type="rectangle" draw:enhanced-path="M 0 0 L 21600 0 21600 21600 0 21600 0 0 Z N"/>
        </draw:custom-shape>
        <draw:custom-shape draw:style-name="gr61" draw:text-style-name="P9" xml:id="id39" draw:id="id39" draw:layer="layout" svg:width="2.5cm" svg:height="1.5cm" svg:x="3.5cm" svg:y="11.5cm">
          <text:p text:style-name="P6">chunk2</text:p>
          <draw:enhanced-geometry svg:viewBox="0 0 21600 21600" draw:type="rectangle" draw:enhanced-path="M 0 0 L 21600 0 21600 21600 0 21600 0 0 Z N"/>
        </draw:custom-shape>
        <draw:custom-shape draw:style-name="gr61" draw:text-style-name="P9" xml:id="id40" draw:id="id40" draw:layer="layout" svg:width="2.5cm" svg:height="1.5cm" svg:x="8.5cm" svg:y="11.5cm">
          <text:p text:style-name="P6">chunkN</text:p>
          <draw:enhanced-geometry svg:viewBox="0 0 21600 21600" draw:type="rectangle" draw:enhanced-path="M 0 0 L 21600 0 21600 21600 0 21600 0 0 Z N"/>
        </draw:custom-shape>
        <draw:connector draw:style-name="gr62" draw:text-style-name="P7" draw:layer="layout" svg:x1="3.75cm" svg:y1="5cm" svg:x2="3.75cm" svg:y2="6.5cm" draw:start-shape="id36" draw:start-glue-point="2" draw:end-shape="id37" draw:end-glue-point="4" svg:d="M3750 5000v1500" svg:viewBox="0 0 1 1501">
          <text:p/>
        </draw:connector>
        <draw:connector draw:style-name="gr63" draw:text-style-name="P7" draw:layer="layout" svg:x1="3.75cm" svg:y1="8.5cm" svg:x2="1.75cm" svg:y2="11.5cm" draw:start-shape="id37" draw:start-glue-point="8" draw:end-shape="id38" draw:end-glue-point="0" svg:d="M3750 8500v1501h-2000v1499" svg:viewBox="0 0 2001 3001">
          <text:p/>
        </draw:connector>
        <draw:connector draw:style-name="gr64" draw:text-style-name="P7" draw:layer="layout" svg:x1="3.75cm" svg:y1="8.5cm" svg:x2="4.75cm" svg:y2="11.5cm" draw:start-shape="id37" draw:start-glue-point="8" draw:end-shape="id39" draw:end-glue-point="0" svg:d="M3750 8500v1501h1000v1499" svg:viewBox="0 0 1001 3001">
          <text:p/>
        </draw:connector>
        <draw:connector draw:style-name="gr65" draw:text-style-name="P7" draw:layer="layout" svg:x1="3.75cm" svg:y1="8.5cm" svg:x2="9.75cm" svg:y2="11.5cm" draw:start-shape="id37" draw:start-glue-point="8" draw:end-shape="id40" draw:end-glue-point="0" svg:d="M3750 8500v1501h6000v1499" svg:viewBox="0 0 6001 3001">
          <text:p/>
        </draw:connector>
        <draw:custom-shape draw:style-name="gr66" draw:text-style-name="P7" xml:id="id41" draw:id="id41" draw:layer="layout" svg:width="2cm" svg:height="4cm" svg:x="11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7" draw:text-style-name="P7" draw:layer="layout" svg:x1="13cm" svg:y1="11.5cm" svg:x2="9.5cm" svg:y2="7.5cm" draw:start-shape="id41" draw:start-glue-point="6" draw:end-shape="id42" draw:end-glue-point="6" svg:d="M13000 11500h526v-2999h-4026v-1001" svg:viewBox="0 0 4027 4001">
          <text:p/>
        </draw:connector>
        <draw:connector draw:style-name="gr68" draw:text-style-name="P7" draw:layer="layout" svg:x1="11cm" svg:y1="6.25cm" svg:x2="14.1cm" svg:y2="5.75cm" draw:start-shape="id42" draw:start-glue-point="7" draw:end-shape="id43" draw:end-glue-point="5" svg:d="M11000 6250h1551v-500h1549" svg:viewBox="0 0 3101 501">
          <text:p/>
        </draw:connector>
        <draw:custom-shape draw:style-name="gr60" draw:text-style-name="P9" draw:layer="layout" svg:width="4cm" svg:height="1.5cm" svg:x="15.4cm" svg:y="4.5cm">
          <text:p text:style-name="P6">Dictionary:2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4cm" svg:height="1.5cm" svg:x="15.4cm" svg:y="7.5cm">
          <text:p text:style-name="P6">Dictionary:N</text:p>
          <draw:enhanced-geometry svg:viewBox="0 0 21600 21600" draw:type="rectangle" draw:enhanced-path="M 0 0 L 21600 0 21600 21600 0 21600 0 0 Z N"/>
        </draw:custom-shape>
        <draw:custom-shape draw:style-name="gr69" draw:text-style-name="P7" xml:id="id43" draw:id="id43" draw:layer="layout" svg:width="1cm" svg:height="6.5cm" svg:x="14.1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0" draw:text-style-name="P9" xml:id="id45" draw:id="id45" draw:layer="layout" svg:width="4cm" svg:height="1.5cm" svg:x="22cm" svg:y="3.5cm">
          <text:p text:style-name="P6">Dictionary</text:p>
          <draw:enhanced-geometry svg:viewBox="0 0 21600 21600" draw:type="rectangle" draw:enhanced-path="M 0 0 L 21600 0 21600 21600 0 21600 0 0 Z N"/>
        </draw:custom-shape>
        <draw:custom-shape draw:style-name="gr69" draw:text-style-name="P7" xml:id="id44" draw:id="id44" draw:layer="layout" svg:width="1cm" svg:height="6.5cm" svg:x="19.6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1" draw:text-style-name="P7" draw:layer="layout" svg:x1="20.6cm" svg:y1="5.75cm" svg:x2="22cm" svg:y2="4.25cm" draw:start-shape="id44" draw:start-glue-point="6" draw:end-shape="id45" draw:end-glue-point="3" svg:d="M20600 5750h701v-1500h699" svg:viewBox="0 0 1401 1501">
          <text:p/>
        </draw:connector>
        <draw:custom-shape draw:style-name="gr72" draw:text-style-name="P9" xml:id="id46" draw:id="id46" draw:layer="layout" svg:width="3.5cm" svg:height="2.5cm" svg:x="23cm" svg:y="6cm">
          <text:p text:style-name="P6">Encod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9" xml:id="id47" draw:id="id47" draw:layer="layout" svg:width="4cm" svg:height="1.5cm" svg:x="22cm" svg:y="9.5cm">
          <text:p text:style-name="P6">Embeddings</text:p>
          <draw:enhanced-geometry svg:viewBox="0 0 21600 21600" draw:type="rectangle" draw:enhanced-path="M 0 0 L 21600 0 21600 21600 0 21600 0 0 Z N"/>
        </draw:custom-shape>
        <draw:connector draw:style-name="gr74" draw:text-style-name="P7" draw:layer="layout" svg:x1="24cm" svg:y1="5cm" svg:x2="24.75cm" svg:y2="6cm" draw:start-shape="id45" draw:start-glue-point="2" draw:end-shape="id46" draw:end-glue-point="7" svg:d="M24000 5000v500h750v500" svg:viewBox="0 0 751 1001">
          <text:p/>
        </draw:connector>
        <draw:connector draw:style-name="gr75" draw:text-style-name="P7" draw:layer="layout" svg:x1="24.75cm" svg:y1="8.5cm" svg:x2="24cm" svg:y2="9.5cm" draw:start-shape="id46" draw:start-glue-point="5" draw:end-shape="id47" draw:end-glue-point="0" svg:d="M24750 8500v501h-750v499" svg:viewBox="0 0 751 1001">
          <text:p/>
        </draw:connecto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3cm" svg:x="1cm" svg:y="0.026cm" presentation:class="title" presentation:user-transformed="true">
          <draw:text-box>
            <text:p>ONTOGENIX/OntoBuilder V 0.1.3</text:p>
          </draw:text-box>
        </draw:frame>
        <draw:g xml:id="id55" draw:id="id55">
          <draw:custom-shape draw:style-name="gr76" draw:text-style-name="P14" xml:id="id52" draw:id="id52" draw:layer="layout" svg:width="16.99cm" svg:height="8.184cm" svg:x="6.114cm" svg:y="5.5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16" xml:id="id48" draw:id="id48" draw:layer="layout" svg:width="2.65cm" svg:height="2.267cm" svg:x="7.034cm" svg:y="11.037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8" draw:text-style-name="P19" xml:id="id49" draw:id="id49" draw:layer="layout" svg:width="2.606cm" svg:height="1.15cm" svg:x="18.342cm" svg:y="11.5cm">
            <text:p text:style-name="P2">TURTL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9" xml:id="id50" draw:id="id50" draw:layer="layout" svg:width="2.951cm" svg:height="1.212cm" svg:x="19.208cm" svg:y="6.788cm">
            <text:p text:style-name="P2">examp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9" xml:id="id51" draw:id="id51" draw:layer="layout" svg:width="2.65cm" svg:height="1.227cm" svg:x="7.519cm" svg:y="6.273cm">
            <text:p text:style-name="P2">Insights</text:p>
            <text:p text:style-name="P2">turtle’’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7" draw:layer="layout" draw:type="curve" svg:x1="9.684cm" svg:y1="12.171cm" svg:x2="18.342cm" svg:y2="12.075cm" draw:start-shape="id48" draw:start-glue-point="7" draw:end-shape="id49" draw:end-glue-point="3" svg:d="M9684 12171c6495 0 2166-96 8658-96" svg:viewBox="0 0 8659 97">
            <text:p/>
          </draw:connector>
          <draw:connector draw:style-name="gr48" draw:text-style-name="P7" draw:layer="layout" draw:type="curve" svg:x1="19.645cm" svg:y1="11.5cm" svg:x2="20.683cm" svg:y2="8cm" draw:start-shape="id49" draw:start-glue-point="0" draw:end-shape="id50" svg:d="M19645 11500c0-2625 1038-875 1038-3500" svg:viewBox="0 0 1039 3501">
            <text:p/>
          </draw:connector>
          <draw:connector draw:style-name="gr49" draw:text-style-name="P7" draw:layer="layout" draw:type="curve" svg:x1="19.208cm" svg:y1="7.394cm" svg:x2="10.169cm" svg:y2="6.886cm" draw:start-shape="id50" draw:start-glue-point="3" draw:end-shape="id51" draw:end-glue-point="1" svg:d="M19208 7394c-6780 0-2261-508-9039-508" svg:viewBox="0 0 9040 509">
            <text:p/>
          </draw:connector>
          <draw:connector draw:style-name="gr50" draw:text-style-name="P7" draw:layer="layout" draw:type="curve" svg:x1="14.609cm" svg:y1="5.514cm" svg:x2="20.683cm" svg:y2="6.788cm" draw:start-shape="id52" draw:start-glue-point="0" draw:end-shape="id50" draw:end-glue-point="0" svg:d="M14609 5514c0-787 6074-1424 6074 1274" svg:viewBox="0 0 6075 1956">
            <text:p/>
          </draw:connector>
          <draw:connector draw:style-name="gr51" draw:text-style-name="P7" draw:layer="layout" draw:type="curve" svg:x1="14.404cm" svg:y1="4.718cm" svg:x2="20.683cm" svg:y2="6.788cm" draw:end-shape="id50" draw:end-glue-point="0" svg:d="M14404 4718c0 1159 6279 125 6279 2070" svg:viewBox="0 0 6280 2071">
            <text:p/>
          </draw:connector>
          <draw:connector draw:style-name="gr52" draw:text-style-name="P7" draw:layer="layout" draw:type="curve" svg:x1="8.844cm" svg:y1="7.5cm" svg:x2="8.359cm" svg:y2="11.037cm" draw:start-shape="id51" draw:start-glue-point="2" draw:end-shape="id48" draw:end-glue-point="4" svg:d="M8844 7500c0 2652-485 884-485 3537" svg:viewBox="0 0 486 3538">
            <text:p/>
          </draw:connector>
          <draw:connector draw:style-name="gr53" draw:text-style-name="P7" draw:layer="layout" draw:type="curve" svg:x1="7.519cm" svg:y1="6.886cm" svg:x2="6.114cm" svg:y2="9.606cm" draw:start-shape="id51" draw:start-glue-point="3" draw:end-shape="id52" draw:end-glue-point="3" svg:d="M7519 6886c-2895 0-2192 2720-1405 2720" svg:viewBox="0 0 2097 2721">
            <text:p/>
          </draw:connector>
          <draw:connector draw:style-name="gr48" draw:text-style-name="P7" draw:layer="layout" draw:type="curve" svg:x1="20.948cm" svg:y1="12.075cm" svg:x2="23.104cm" svg:y2="9.606cm" draw:start-shape="id49" draw:start-glue-point="1" draw:end-shape="id52" svg:d="M20948 12075c4023 0 2945-2469 2156-2469" svg:viewBox="0 0 2907 2470">
            <text:p/>
          </draw:connector>
          <draw:custom-shape draw:style-name="gr81" draw:text-style-name="P19" xml:id="id53" draw:id="id53" draw:layer="layout" svg:width="3.463cm" svg:height="1.212cm" svg:x="12.714cm" svg:y="8.5cm">
            <text:p text:style-name="P2">embbeding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8" draw:text-style-name="P7" draw:layer="layout" draw:type="curve" svg:x1="19.697cm" svg:y1="11.513cm" svg:x2="16.177cm" svg:y2="9.106cm" draw:end-shape="id53" draw:end-glue-point="1" svg:d="M19697 11513c-2247 0-487-2407-3520-2407" svg:viewBox="0 0 3521 2408">
            <text:p/>
          </draw:connector>
          <draw:connector draw:style-name="gr49" draw:text-style-name="P7" draw:layer="layout" draw:type="curve" svg:x1="12.714cm" svg:y1="9.106cm" svg:x2="9.747cm" svg:y2="6.478cm" draw:start-shape="id53" draw:start-glue-point="3" svg:d="M12714 9106c-2619 0-1136-2628-2967-2628" svg:viewBox="0 0 2968 2629">
            <text:p/>
          </draw:connector>
        </draw:g>
        <draw:connector draw:style-name="gr54" draw:text-style-name="P7" draw:layer="layout" svg:x1="4.5cm" svg:y1="3.5cm" svg:x2="14.638cm" svg:y2="4.718cm" draw:start-shape="id54" draw:start-glue-point="1" draw:end-shape="id55" draw:end-glue-point="0" svg:d="M4500 3500h10138v1218" svg:viewBox="0 0 10139 1219">
          <text:p/>
        </draw:connector>
        <draw:connector draw:style-name="gr55" draw:text-style-name="P7" draw:layer="layout" svg:x1="4.5cm" svg:y1="5.75cm" svg:x2="14.609cm" svg:y2="5.514cm" draw:start-shape="id56" draw:start-glue-point="1" draw:end-shape="id52" draw:end-glue-point="0" svg:d="M4500 5750h807v-761h9302v525" svg:viewBox="0 0 10110 762">
          <text:p/>
        </draw:connector>
        <draw:custom-shape draw:style-name="gr31" draw:text-style-name="P19" xml:id="id57" draw:id="id57" draw:layer="layout" svg:width="3cm" svg:height="1.5cm" svg:x="24.5cm" svg:y="3cm">
          <text:p text:style-name="P2">TURT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54" draw:id="id54" draw:layer="layout" svg:width="4cm" svg:height="2cm" svg:x="0.5cm" svg:y="2.5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" draw:text-style-name="P3" xml:id="id56" draw:id="id56" draw:layer="layout" svg:width="2.5cm" svg:height="1.5cm" svg:x="2cm" svg:y="5cm">
          <text:p text:style-name="P2">CSV’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7" draw:layer="layout" svg:x1="23.854cm" svg:y1="9.208cm" svg:x2="26cm" svg:y2="4.5cm" draw:start-shape="id55" draw:start-glue-point="1" draw:end-shape="id57" draw:end-glue-point="2" svg:d="M23854 9208h2146v-4708" svg:viewBox="0 0 2147 4709">
          <text:p/>
        </draw:connecto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9" draw:display-name="Puntas de flecha 9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2:55:45.719650262</meta:creation-date>
    <meta:editing-duration>P8DT1H5M43S</meta:editing-duration>
    <meta:editing-cycles>8</meta:editing-cycles>
    <meta:generator>LibreOffice/7.4.5.1$Linux_X86_64 LibreOffice_project/40$Build-1</meta:generator>
    <dc:title>Blue Curve</dc:title>
    <dc:date>2023-07-03T09:37:38.191818039</dc:date>
    <meta:document-statistic meta:object-count="179"/>
  </office:meta>
</office:document-meta>
</file>